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list-style-name="L1">
      <style:paragraph-properties fo:margin-left="0in" fo:margin-right="0in" fo:text-indent="0in" style:auto-text-indent="false" fo:padding="0.0193in" fo:border="0.06pt solid #e3e3e3"/>
    </style:style>
    <style:style style:name="P2" style:family="paragraph" style:parent-style-name="Text_20_body" style:list-style-name="L1">
      <style:paragraph-properties fo:margin-left="0in" fo:margin-right="0in" fo:text-indent="0in" style:auto-text-indent="false" fo:padding="0.0193in" fo:border="0.06pt solid #e3e3e3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loext:padding="0.0193in" loext:border="0.06pt solid #e3e3e3"/>
    </style:style>
    <style:style style:name="P4" style:family="paragraph" style:parent-style-name="Horizontal_20_Line" style:list-style-name="L1">
      <style:paragraph-properties fo:padding="0.0193in" fo:border="0.06pt solid #e3e3e3"/>
    </style:style>
    <style:style style:name="P5" style:family="paragraph" style:parent-style-name="Text_20_body" style:list-style-name="L1">
      <style:paragraph-properties fo:margin-left="0in" fo:margin-right="0in" fo:text-indent="0in" style:auto-text-indent="false" fo:padding="0.0193in" fo:border="0.06pt solid #e3e3e3"/>
      <style:text-properties loext:padding="0.0193in" loext:border="0.06pt solid #e3e3e3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</style:style>
    <style:style style:name="P7" style:family="paragraph" style:parent-style-name="Heading_20_4" style:list-style-name="L1">
      <style:paragraph-properties fo:margin-left="0in" fo:margin-right="0in" fo:text-indent="0in" style:auto-text-indent="false" fo:padding="0.0193in" fo:border="0.06pt solid #e3e3e3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.0193in" fo:border="0.06pt solid #e3e3e3"/>
      <style:text-properties officeooo:rsid="002504a1" officeooo:paragraph-rsid="002504a1" fo:background-color="#ffff00" loext:padding="0.0193in" loext:border="0.06pt solid #e3e3e3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loext:padding="0.0193in" loext:border="0.06pt solid #e3e3e3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.0193in" loext:border="0.06pt solid #e3e3e3"/>
    </style:style>
    <style:style style:name="T1" style:family="text">
      <style:text-properties loext:padding="0.0193in" loext:border="0.06pt solid #e3e3e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list text:style-name="L1">
        <text:list-item>
          <text:list>
            <text:list-item>
              <text:list>
                <text:list-header>
                  <text:h text:style-name="P1" text:outline-level="3"><text:span text:style-name="Strong_20_Emphasis"><text:span text:style-name="T1">Course Title</text:span></text:span><text:span text:style-name="T1">: Applied Artificial Intelligence: Neural Networks, Deep Learning, and Large Language Models</text:span></text:h>
                </text:list-header>
              </text:list>
            </text:list-item>
          </text:list>
          <text:p text:style-name="P2"><text:span text:style-name="Strong_20_Emphasis"><text:span text:style-name="T1">Course Level</text:span></text:span><text:span text:style-name="T1">: Senior Undergraduate</text:span></text:p>
          <text:p text:style-name="P2"><text:span text:style-name="Strong_20_Emphasis"><text:span text:style-name="T1">Duration</text:span></text:span><text:span text:style-name="T1">: 14 Weeks (1 Semester)</text:span></text:p>
          <text:p text:style-name="P2"><text:span text:style-name="Strong_20_Emphasis"><text:span text:style-name="T1">Prerequisites</text:span></text:span><text:span text:style-name="T1">:</text:span></text:p>
          <text:list text:continue-numbering="true">
            <text:list-item>
              <text:p text:style-name="P3">Basic knowledge of Python programming</text:p>
            </text:list-item>
            <text:list-item>
              <text:p text:style-name="P3">Linear Algebra</text:p>
            </text:list-item>
            <text:list-item>
              <text:p text:style-name="P3">Calculus</text:p>
            </text:list-item>
            <text:list-item>
              <text:p text:style-name="P3">Introduction to Machine Learning</text:p>
            </text:list-item>
          </text:list>
          <text:p text:style-name="P4"><text:span text:style-name="Strong_20_Emphasis"><text:span text:style-name="T1"/></text:span></text:p>
          <text:list>
            <text:list-item>
              <text:list>
                <text:list-item text:start-value="1">
                  <text:h text:style-name="P1" text:outline-level="3" text:restart-numbering="true" text:start-value="-1"><text:span text:style-name="Strong_20_Emphasis"><text:span text:style-name="T1"/></text:span></text:h>
                </text:list-item>
                <text:list-item>
                  <text:h text:style-name="P1" text:outline-level="3"><text:span text:style-name="Strong_20_Emphasis"><text:span text:style-name="T1">Course Overview:</text:span></text:span></text:h>
                </text:list-item>
              </text:list>
            </text:list-item>
          </text:list>
          <text:p text:style-name="P2"><text:span text:style-name="T1">This course provides an in-depth exploration of </text:span><text:span text:style-name="Strong_20_Emphasis"><text:span text:style-name="T1">neural networks</text:span></text:span><text:span text:style-name="T1">, </text:span><text:span text:style-name="Strong_20_Emphasis"><text:span text:style-name="T1">deep learning</text:span></text:span><text:span text:style-name="T1">, and the cutting-edge field of </text:span><text:span text:style-name="Strong_20_Emphasis"><text:span text:style-name="T1">large language models (LLMs)</text:span></text:span><text:span text:style-name="T1">. With a focus on </text:span><text:span text:style-name="Strong_20_Emphasis"><text:span text:style-name="T1">transformer architectures</text:span></text:span><text:span text:style-name="T1"> and </text:span><text:span text:style-name="Strong_20_Emphasis"><text:span text:style-name="T1">attention mechanisms</text:span></text:span><text:span text:style-name="T1">, students will learn how these models have revolutionized fields like </text:span><text:span text:style-name="Strong_20_Emphasis"><text:span text:style-name="T1">natural language processing (NLP)</text:span></text:span><text:span text:style-name="T1">, </text:span><text:span text:style-name="Strong_20_Emphasis"><text:span text:style-name="T1">computer vision</text:span></text:span><text:span text:style-name="T1">, and </text:span><text:span text:style-name="Strong_20_Emphasis"><text:span text:style-name="T1">generative AI</text:span></text:span><text:span text:style-name="T1">. The course will involve hands-on training of neural networks for various tasks such as text classification, sentiment analysis, and text generation. Students will also learn to fine-tune and apply pre-trained large models like BERT and GPT for practical tasks.</text:span></text:p>
          <text:p text:style-name="P4"/>
          <text:list>
            <text:list-item>
              <text:list>
                <text:list-header>
                  <text:h text:style-name="P1" text:outline-level="3" text:restart-numbering="true" text:start-value="-1"><text:span text:style-name="Strong_20_Emphasis"><text:span text:style-name="T1">Course Objectives:</text:span></text:span></text:h>
                </text:list-header>
              </text:list>
            </text:list-item>
          </text:list>
          <text:p text:style-name="P5">By the end of the course, students will be able to:</text:p>
          <text:list text:continue-numbering="true">
            <text:list-item>
              <text:p text:style-name="P6"><text:span text:style-name="Strong_20_Emphasis"><text:span text:style-name="T1">Understand and apply neural network fundamentals</text:span></text:span><text:span text:style-name="T1">, including training deep neural networks using backpropagation and optimization techniques.</text:span></text:p>
            </text:list-item>
            <text:list-item>
              <text:p text:style-name="P6"><text:span text:style-name="Strong_20_Emphasis"><text:span text:style-name="T1">Master attention mechanisms</text:span></text:span><text:span text:style-name="T1"> and understand how transformers (e.g., BERT, GPT) revolutionize NLP tasks.</text:span></text:p>
            </text:list-item>
            <text:list-item>
              <text:p text:style-name="P6"><text:span text:style-name="Strong_20_Emphasis"><text:span text:style-name="T1">Implement and fine-tune large language models (LLMs)</text:span></text:span><text:span text:style-name="T1"> for specific NLP tasks such as text classification, summarization, and question answering.</text:span></text:p>
            </text:list-item>
            <text:list-item>
              <text:p text:style-name="P6"><text:soft-page-break/><text:span text:style-name="Strong_20_Emphasis"><text:span text:style-name="T1">Evaluate model performance</text:span></text:span><text:span text:style-name="T1"> using appropriate metrics and optimize models for better accuracy.</text:span></text:p>
            </text:list-item>
            <text:list-item>
              <text:p text:style-name="P6"><text:span text:style-name="Strong_20_Emphasis"><text:span text:style-name="T1">Explore ethical considerations</text:span></text:span><text:span text:style-name="T1"> in AI, especially when using pre-trained large models and deep learning architectures in real-world applications.</text:span></text:p>
            </text:list-item>
          </text:list>
          <text:p text:style-name="P4"/>
          <text:list>
            <text:list-item>
              <text:list>
                <text:list-header>
                  <text:h text:style-name="P1" text:outline-level="3" text:restart-numbering="true" text:start-value="-1"><text:span text:style-name="Strong_20_Emphasis"><text:span text:style-name="T1">Course Outline:</text:span></text:span></text:h>
                </text:list-header>
              </text:list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1: Introduction to Neural Networks and Deep Learning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Overview of AI and machine learning: What is deep learning?</text:p>
                </text:list-item>
                <text:list-item>
                  <text:p text:style-name="P3">Neural network architecture: Neurons, layers, activation functions (ReLU, Sigmoid, Tanh)</text:p>
                </text:list-item>
                <text:list-item>
                  <text:p text:style-name="P3">Backpropagation and optimization: Gradient descent and variants (SGD, Adam)</text:p>
                </text:list-item>
                <text:list-item>
                  <text:p text:style-name="P3">Introduction to deep learning libraries: PyTorch</text:p>
                </text:list-item>
                <text:list-item>
                  <text:p text:style-name="P8">see Karpathy <text:s/>:micrograd, then do LR finder, also learning rate decay, trn, val, test split and why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Implement a basic feedforward neural network for a classification task using Keras or PyTorch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2: Deep Learning Fundamentals and Model Evaluation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Deep neural networks (DNNs): Structure and training deep models</text:p>
                </text:list-item>
                <text:list-item>
                  <text:p text:style-name="P3">Loss functions and model evaluation metrics (accuracy, precision, recall, F1-score)</text:p>
                </text:list-item>
                <text:list-item>
                  <text:p text:style-name="P3">Regularization techniques: Dropout, L2 regularization, early stopping</text:p>
                </text:list-item>
                <text:list-item>
                  <text:p text:style-name="P3">Overfitting vs underfitting and how to address it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Train and evaluate a deep neural network on a dataset (e.g., MNIST, CIFAR-10), using regularization techniques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oft-page-break/><text:span text:style-name="Strong_20_Emphasis"><text:span text:style-name="T1">Week 3: Convolutional Neural Networks (CNNs) for Image Classification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CNNs: Convolutional layers, pooling layers, fully connected layers</text:p>
                </text:list-item>
                <text:list-item>
                  <text:p text:style-name="P3">How CNNs excel in image classification tasks</text:p>
                </text:list-item>
                <text:list-item>
                  <text:p text:style-name="P3">Data augmentation and transfer learning</text:p>
                </text:list-item>
                <text:list-item>
                  <text:p text:style-name="P3">Case study: Using pre-trained models (e.g., VGG, ResNet)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Implement a CNN model on an image classification task (e.g., MNIST or CIFAR-10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4: Advanced CNN Architectures and Transfer Learning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Deep CNNs: VGG, ResNet, and Inception networks</text:p>
                </text:list-item>
                <text:list-item>
                  <text:p text:style-name="P3">Fine-tuning pre-trained models for custom datasets</text:p>
                </text:list-item>
                <text:list-item>
                  <text:p text:style-name="P3">Batch normalization and advanced regularization techniques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Fine-tune a pre-trained model on a new image classification problem (e.g., Cats vs Dogs dataset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5: Introduction to Large Language Models (LLMs)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What are Large Language Models (LLMs)? Introduction to GPT, BERT, and Transformer models</text:p>
                </text:list-item>
                <text:list-item>
                  <text:p text:style-name="P3">The architecture of Transformers: Multi-head self-attention, positional encodings</text:p>
                </text:list-item>
                <text:list-item>
                  <text:p text:style-name="P3">Advantages of transformers over traditional RNNs and LSTMs</text:p>
                </text:list-item>
                <text:list-item>
                  <text:p text:style-name="P3">Overview of training LLMs and their applications in NLP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Use a pre-trained transformer model (e.g., BERT or GPT-2) for text classification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oft-page-break/><text:span text:style-name="Strong_20_Emphasis"><text:span text:style-name="T1">Week 6: Attention Mechanisms and Transformer Architecture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Introduction to attention mechanisms: Why attention is critical for NLP tasks</text:p>
                </text:list-item>
                <text:list-item>
                  <text:p text:style-name="P3">Detailed breakdown of the Transformer architecture: Encoder, Decoder, Self-Attention, and Multi-Head Attention</text:p>
                </text:list-item>
                <text:list-item>
                  <text:p text:style-name="P3">Positional encoding and how transformers handle sequential data</text:p>
                </text:list-item>
                <text:list-item>
                  <text:p text:style-name="P3">Case study: Machine translation with Transformers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Implement a simple attention mechanism and a transformer model from scratch for a small NLP task (e.g., text classification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7: Pre-trained Transformers for NLP Tasks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Introduction to pre-trained models (e.g., GPT-2, BERT, T5, RoBERTa)</text:p>
                </text:list-item>
                <text:list-item>
                  <text:p text:style-name="P3">Fine-tuning pre-trained models for text classification, named entity recognition (NER), and sentiment analysis</text:p>
                </text:list-item>
                <text:list-item>
                  <text:p text:style-name="P3">The benefits of fine-tuning vs. training from scratch</text:p>
                </text:list-item>
                <text:list-item>
                  <text:p text:style-name="P3">Transfer learning with LLMs: Using transformers for downstream tasks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Fine-tune a BERT model for a specific task (e.g., sentiment analysis on IMDB reviews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8: Generative Models and GPT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Introduction to generative models: Language modeling, text generation</text:p>
                </text:list-item>
                <text:list-item>
                  <text:p text:style-name="P3">The GPT architecture: Autoregressive text generation</text:p>
                </text:list-item>
                <text:list-item>
                  <text:p text:style-name="P3">Use cases for GPT: Chatbots, content generation, code generation</text:p>
                </text:list-item>
                <text:list-item>
                  <text:p text:style-name="P3">Ethical considerations in using generative models (misinformation, deepfakes)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Implement a text generation model using GPT-2 or GPT-3 (via HuggingFace Transformers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oft-page-break/><text:span text:style-name="Strong_20_Emphasis"><text:span text:style-name="T1">Week 9: Advanced Transformer Models and Fine-Tuning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Fine-tuning transformers for specific NLP tasks: Question answering, text summarization, paraphrase generation</text:p>
                </text:list-item>
                <text:list-item>
                  <text:p text:style-name="P3">Exploring T5, GPT-3, and other cutting-edge transformer models</text:p>
                </text:list-item>
                <text:list-item>
                  <text:p text:style-name="P3">Challenges in fine-tuning large models: computational resources, training time, hyperparameter tuning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Fine-tune a T5 or BART model for a text summarization task (e.g., summarizing news articles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10: Model Evaluation and Hyperparameter Tuning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Evaluating the performance of deep models: Confusion matrix, precision, recall, F1-score</text:p>
                </text:list-item>
                <text:list-item>
                  <text:p text:style-name="P3">Hyperparameter tuning techniques: Grid search, random search, Bayesian optimization</text:p>
                </text:list-item>
                <text:list-item>
                  <text:p text:style-name="P3">Model debugging strategies: Detecting vanishing gradients, slow convergence, overfitting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Perform hyperparameter tuning and model evaluation on a neural network or transformer-based model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11: Ethical Issues in Large Language Models and AI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Ethical considerations in training and deploying large language models (bias, fairness, transparency)</text:p>
                </text:list-item>
                <text:list-item>
                  <text:p text:style-name="P3">Privacy and security concerns in LLMs</text:p>
                </text:list-item>
                <text:list-item>
                  <text:p text:style-name="P3">Accountability and governance of AI systems</text:p>
                </text:list-item>
                <text:list-item>
                  <text:p text:style-name="P3">Addressing model explainability: SHAP, LIME, attention visualization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Analyze the fairness and bias in an LLM model (e.g., BERT or GPT-2) and explore methods for mitigation.</text:span></text:p>
            </text:list-item>
          </text:list>
          <text:p text:style-name="P4"><text:soft-page-break/></text:p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12: Practical Applications of Large Language Models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Applications of LLMs in real-world tasks: Information retrieval, summarization, question answering, machine translation, and chatbots</text:p>
                </text:list-item>
                <text:list-item>
                  <text:p text:style-name="P3">Case studies of LLMs in industry: Healthcare, legal, customer support</text:p>
                </text:list-item>
                <text:list-item>
                  <text:p text:style-name="P3">Understanding the limitations and challenges of LLMs: Performance, biases, and generalization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Use a pre-trained transformer model for a practical NLP task (e.g., creating a chatbot with GPT-3 or building an automatic text summarizer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13: Exploring Multi-modal Models and Future Trends</text:span></text:span></text:h>
                    </text:list-header>
                  </text:list>
                </text:list-item>
              </text:list>
            </text:list-item>
            <text:list-item>
              <text:p text:style-name="P2"><text:span text:style-name="Strong_20_Emphasis"><text:span text:style-name="T1">Topics:</text:span></text:span></text:p>
              <text:list>
                <text:list-item>
                  <text:p text:style-name="P3">Introduction to multi-modal AI: Combining text, images, and other data types</text:p>
                </text:list-item>
                <text:list-item>
                  <text:p text:style-name="P3">Exploring models like CLIP and DALL·E for image and text synthesis</text:p>
                </text:list-item>
                <text:list-item>
                  <text:p text:style-name="P3">The future of AI and LLMs: Scaling, multi-task learning, and emerging trends in deep learning</text:p>
                </text:list-item>
              </text:list>
            </text:list-item>
            <text:list-item>
              <text:p text:style-name="P2"><text:span text:style-name="Strong_20_Emphasis"><text:span text:style-name="T1">Hands-On:</text:span></text:span><text:span text:style-name="T1"> Work on a small project using multi-modal models (e.g., generating captions for images using CLIP).</text:span></text:p>
            </text:list-item>
          </text:list>
          <text:p text:style-name="P4"/>
          <text:list>
            <text:list-item>
              <text:list>
                <text:list-item>
                  <text:list>
                    <text:list-header>
                      <text:h text:style-name="P7" text:outline-level="4" text:restart-numbering="true" text:start-value="-1"><text:span text:style-name="Strong_20_Emphasis"><text:span text:style-name="T1">Week 14: Final Project Presentations</text:span></text:span></text:h>
                    </text:list-header>
                  </text:list>
                </text:list-item>
              </text:list>
            </text:list-item>
            <text:list-item>
              <text:p text:style-name="P6"><text:span text:style-name="Strong_20_Emphasis"><text:span text:style-name="T1">Topics:</text:span></text:span></text:p>
              <text:list>
                <text:list-item>
                  <text:p text:style-name="P3">Students will present their final projects, which should demonstrate the application of neural networks or large language models to a real-world problem.</text:p>
                </text:list-item>
                <text:list-item>
                  <text:p text:style-name="P3">Projects should include model training, evaluation, and discussion of ethical considerations.</text:p>
                </text:list-item>
              </text:list>
            </text:list-item>
          </text:list>
          <text:p text:style-name="P4"/>
          <text:list>
            <text:list-item>
              <text:list>
                <text:list-header>
                  <text:h text:style-name="P1" text:outline-level="3" text:restart-numbering="true" text:start-value="-1"><text:soft-page-break/><text:span text:style-name="Strong_20_Emphasis"><text:span text:style-name="T1">Course Assessments:</text:span></text:span></text:h>
                </text:list-header>
              </text:list>
            </text:list-item>
            <text:list-item>
              <text:p text:style-name="P6"><text:span text:style-name="Strong_20_Emphasis"><text:span text:style-name="T1">Weekly Assignments</text:span></text:span><text:span text:style-name="T1">: Implementing neural networks, transformers, and deep learning models.</text:span></text:p>
            </text:list-item>
            <text:list-item>
              <text:p text:style-name="P6"><text:span text:style-name="Strong_20_Emphasis"><text:span text:style-name="T1">Midterm Exam</text:span></text:span><text:span text:style-name="T1">: Covering deep learning, transformer architecture, attention mechanisms, and LLMs.</text:span></text:p>
            </text:list-item>
            <text:list-item>
              <text:p text:style-name="P6"><text:span text:style-name="Strong_20_Emphasis"><text:span text:style-name="T1">Final Project</text:span></text:span><text:span text:style-name="T1">: A comprehensive project demonstrating the application of neural networks or LLMs (e.g., NLP task, text generation, summarization).</text:span></text:p>
            </text:list-item>
            <text:list-item>
              <text:p text:style-name="P6"><text:span text:style-name="Strong_20_Emphasis"><text:span text:style-name="T1">Class Participation</text:span></text:span><text:span text:style-name="T1">: Engaging in discussions about the challenges and ethical considerations of using neural networks and LLMs in real-world applications.</text:span></text:p>
            </text:list-item>
          </text:list>
          <text:p text:style-name="P4"/>
          <text:list>
            <text:list-item>
              <text:list>
                <text:list-header>
                  <text:h text:style-name="P1" text:outline-level="3" text:restart-numbering="true" text:start-value="-1"><text:span text:style-name="Strong_20_Emphasis"><text:span text:style-name="T1">Tools and Frameworks:</text:span></text:span></text:h>
                </text:list-header>
              </text:list>
            </text:list-item>
            <text:list-item>
              <text:p text:style-name="P6"><text:span text:style-name="Strong_20_Emphasis"><text:span text:style-name="T1">Programming Language</text:span></text:span><text:span text:style-name="T1">: Python</text:span></text:p>
            </text:list-item>
            <text:list-item>
              <text:p text:style-name="P6"><text:span text:style-name="Strong_20_Emphasis"><text:span text:style-name="T1">Deep Learning Frameworks</text:span></text:span><text:span text:style-name="T1">: TensorFlow, Keras, PyTorch, HuggingFace Transformers</text:span></text:p>
            </text:list-item>
            <text:list-item>
              <text:p text:style-name="P2"><text:span text:style-name="Strong_20_Emphasis"><text:span text:style-name="T1">Libraries</text:span></text:span><text:span text:style-name="T1">:</text:span></text:p>
            </text:list-item>
          </text:list>
        </text:list-item>
      </text:list>
      <text:p text:style-name="P9">Continue generating</text:p>
      <text:section text:style-name="Sect1" text:name="composer-background">
        <text:p text:style-name="P10"/>
        <text:section text:style-name="Sect1" text:name="prompt-textarea">
          <text:p text:style-name="P11"/>
        </text:section>
      </text:section>
      <text:p text:style-name="P12">ChatGPT can make mistakes. Check important info.</text:p>
      <text:p text:style-name="P10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6:32:48.256933011</meta:creation-date>
    <dc:date>2024-12-12T12:03:39.098794806</dc:date>
    <meta:editing-duration>P4DT1H10M8S</meta:editing-duration>
    <meta:editing-cycles>3</meta:editing-cycles>
    <meta:generator>LibreOffice/24.8.2.1$Linux_X86_64 LibreOffice_project/480$Build-1</meta:generator>
    <meta:document-statistic meta:table-count="0" meta:image-count="0" meta:object-count="0" meta:page-count="7" meta:paragraph-count="122" meta:word-count="1224" meta:character-count="8366" meta:non-whitespace-character-count="7374"/>
  </office:meta>
</office:document-meta>
</file>